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∫</mo>
          <mo stretchy="false">α</mo>
          <mo stretchy="false">β</mo>
        </munderover>
        <mo stretchy="false">δ</mo>
      </mrow>
      <mi>'</mi>
      <mrow>
        <mo stretchy="false">(</mo>
        <mrow>
          <mrow>
            <mi>x</mi>
            <mo stretchy="false">−</mo>
            <mi>a</mi>
          </mrow>
        </mrow>
        <mo stretchy="false">)</mo>
      </mrow>
      <mi>f</mi>
      <mrow>
        <mo stretchy="false">(</mo>
        <mrow>
          <mi>x</mi>
        </mrow>
        <mo stretchy="false">)</mo>
      </mrow>
      <mi/>
      <mtext>d</mtext>
      <mi>x</mi>
      <mrow>
        <mi/>
        <mo stretchy="false">=</mo>
        <mi/>
      </mrow>
      <mi>f</mi>
      <mrow>
        <mo stretchy="false">(</mo>
        <mrow>
          <mi>x</mi>
        </mrow>
        <mo stretchy="false">)</mo>
      </mrow>
      <mo stretchy="false">δ</mo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subsup>
          <mo stretchy="false">∣</mo>
          <mo stretchy="false">α</mo>
          <mo stretchy="false">β</mo>
        </msubsup>
        <mrow>
          <mi/>
          <mo stretchy="false">−</mo>
          <mi/>
        </mrow>
      </mrow>
      <mrow>
        <munderover>
          <mo stretchy="false">∫</mo>
          <mo stretchy="false">α</mo>
          <mo stretchy="false">β</mo>
        </munderover>
        <mo stretchy="false">δ</mo>
      </mrow>
      <mrow>
        <mo stretchy="false">(</mo>
        <mrow>
          <mrow>
            <mi>x</mi>
            <mo stretchy="false">−</mo>
            <mi>a</mi>
          </mrow>
        </mrow>
        <mo stretchy="false">)</mo>
      </mrow>
      <mi>f</mi>
      <mi>'</mi>
      <mrow>
        <mo stretchy="false">(</mo>
        <mrow>
          <mi>x</mi>
        </mrow>
        <mo stretchy="false">)</mo>
      </mrow>
      <mi/>
      <mtext>d</mtext>
      <mi>x</mi>
      <mrow>
        <mi/>
        <mo stretchy="false">=</mo>
        <mrow>
          <mi/>
          <mo stretchy="false">−</mo>
          <mi>f</mi>
        </mrow>
      </mrow>
      <mi>'</mi>
      <mrow>
        <mo stretchy="false">(</mo>
        <mrow>
          <mi>a</mi>
        </mrow>
        <mo stretchy="false">)</mo>
      </mrow>
    </mrow>
    <annotation encoding="StarMath 5.0">int from %ialpha to %ibeta %delta ' (x-a) f(x) ` "d" x `=` f(x) %delta (x-a) divides ^%ibeta _%ialpha `-` int from %ialpha to %ibeta %delta  (x-a) f'(x) ` "d" x `=` -f'(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3:51:31.302000000</meta:creation-date>
    <meta:generator>LibreOffice/4.1.4.2$Windows_x86 LibreOffice_project/0a0440ccc0227ad9829de5f46be37cfb6edcf72</meta:generator>
  </office:meta>
</office:document-meta>
</file>